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stem-ui" svg:font-family="system-ui, apple-system, BlinkMacSystemFont, 'Segoe UI', Roboto, Helvetica, Arial, sans-serif, 'Apple Color Emoji', 'Segoe UI Emoji', 'Segoe UI 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4" style:family="paragraph" style:parent-style-name="BODY">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6"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system-ui" fo:font-size="12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 style:family="text">
      <style:text-properties fo:font-variant="normal" fo:text-transform="none" fo:color="#000000" style:font-name="Georgia" fo:font-size="12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4"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 style:family="text">
      <style:text-properties fo:font-variant="normal" fo:text-transform="none" fo:color="#3b3d40" style:font-name="Georgia" fo:font-size="10.5pt" fo:letter-spacing="normal" fo:font-style="normal" fo:font-weight="normal" style:font-size-asian="10.5pt" style:font-size-complex="10.5pt"/>
    </style:style>
    <style:style style:name="T6"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7" style:family="text">
      <style:text-properties fo:font-variant="normal" fo:text-transform="none" fo:color="#09202f" style:font-name="Georgia" fo:font-size="10.5pt" fo:letter-spacing="normal"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8" style:family="text">
      <style:text-properties fo:font-variant="normal" fo:text-transform="none" fo:color="#09202f" style:font-name="system-ui" fo:font-size="12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9" style:family="text">
      <style:text-properties fo:font-variant="normal" fo:text-transform="none" fo:color="#09202f" style:font-name="Georgia" fo:font-size="12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0" style:family="text">
      <style:text-properties fo:font-variant="normal" fo:text-transform="none" fo:color="#09202f" style:font-name="Georgia" fo:font-size="10.5pt" fo:letter-spacing="normal"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font-variant="normal" fo:text-transform="none" fo:color="#09202f"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4"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5"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6" style:family="text">
      <style:text-properties fo:color="#000000" style:font-name="Georgia" fo:font-size="10.5pt" fo:language="none" fo:country="none" fo:font-style="italic" fo:font-weight="normal" fo:background-color="transparent"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7" style:family="text">
      <style:text-properties fo:color="#000000" style:font-name="Georgia" fo:font-size="10.5pt" fo:language="none" fo:country="none" fo:font-style="italic" fo:font-weight="bold"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18" style:family="text">
      <style:text-properties fo:color="#000000" style:font-name="Georgia" fo:font-size="10.5pt" fo:language="none" fo:country="none" style:text-underline-style="solid" style:text-underline-width="auto" style:text-underline-color="font-color"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9" style:family="text">
      <style:text-properties fo:color="#000000" style:font-name="Georgia" fo:font-size="12pt" fo:language="none" fo:country="none"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20" style:family="text">
      <style:text-properties fo:color="#000000" style:font-name="Georgia" fo:font-size="12pt" fo:language="none" fo:country="none" fo:font-weight="normal" fo:background-color="#ffff40"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21" style:family="text">
      <style:text-properties fo:color="#000000" style:font-name="Georgia" fo:font-size="12pt" fo:language="none" fo:country="none" fo:font-weight="normal" fo:background-color="transparent"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22" style:family="text">
      <style:text-properties fo:color="#000000" style:font-name="Georgia" fo:font-size="12pt" fo:language="none" fo:country="none" style:text-underline-style="solid" style:text-underline-width="auto" style:text-underline-color="font-color" fo:font-weight="normal" fo:background-color="transparent"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23" style:family="text">
      <style:text-properties fo:color="#000000" style:font-name="Georgia" fo:font-size="12pt" fo:language="none" fo:country="none" style:text-underline-style="solid" style:text-underline-width="auto" style:text-underline-color="font-color" fo:font-weight="bold" fo:background-color="transparent"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24" style:family="text">
      <style:text-properties fo:color="#000000" style:font-name="Georgia" fo:font-size="12pt" fo:language="none" fo:country="none" fo:font-style="italic" fo:font-weight="normal" fo:background-color="transparent" style:font-name-asian="Georgia" style:font-size-asian="12pt" style:language-asian="none" style:country-asian="none" style:font-style-asian="italic" style:font-weight-asian="normal" style:font-name-complex="Georgia" style:font-size-complex="12pt" style:language-complex="none" style:country-complex="none" style:font-style-complex="italic" style:font-weight-complex="normal"/>
    </style:style>
    <style:style style:name="T25" style:family="text">
      <style:text-properties fo:color="#000000" style:font-name="Georgia" fo:font-size="12pt" fo:language="none" fo:country="none" fo:font-style="italic" fo:font-weight="bold" fo:background-color="transparent" style:font-name-asian="Georgia" style:font-size-asian="12pt" style:language-asian="none" style:country-asian="none" style:font-style-asian="italic" style:font-weight-asian="bold" style:font-name-complex="Georgia" style:font-size-complex="12pt" style:language-complex="none" style:country-complex="none" style:font-style-complex="italic" style:font-weight-complex="bold"/>
    </style:style>
    <style:style style:name="T26" style:family="text">
      <style:text-properties fo:color="#000000" style:font-name="Georgia" fo:font-size="12pt" fo:language="none" fo:country="none" fo:font-weight="bold" fo:background-color="transparent"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27"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9"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30" style:family="text">
      <style:text-properties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1"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2" style:family="text">
      <style:text-properties style:font-name="Georgia" fo:font-size="12pt" fo:language="none" fo:country="none"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33" style:family="text">
      <style:text-properties style:font-name="Georgia" fo:language="none" fo:country="none" style:font-name-asian="Georgia" style:language-asian="none" style:country-asian="none" style:font-name-complex="Georgia" style:language-complex="none" style:country-complex="none"/>
    </style:style>
    <style:style style:name="T34" style:family="text">
      <style:text-properties fo:color="#208080" style:font-name="Georgia" fo:language="none" fo:country="none" style:font-name-asian="Georgia" style:language-asian="none" style:country-asian="none" style:font-name-complex="Georgia" style:language-complex="none" style:country-complex="none"/>
    </style:style>
    <style:style style:name="T35" style:family="text">
      <style:text-properties fo:color="#208080" fo:language="none" fo:country="none" style:font-name-asian="Georgia" style:language-asian="none" style:country-asian="none" style:font-name-complex="Georgia" style:language-complex="none" style:country-complex="none"/>
    </style:style>
    <style:style style:name="T36"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37" style:family="text">
      <style:text-properties fo:color="#545454" style:font-name="Georgia" fo:font-size="12pt" fo:language="none" fo:country="none" fo:font-style="italic" fo:font-weight="normal" style:font-name-asian="Georgia" style:font-size-asian="12pt" style:language-asian="none" style:country-asian="none" style:font-style-asian="italic" style:font-weight-asian="normal" style:font-name-complex="Georgia" style:font-size-complex="12pt" style:language-complex="none" style:country-complex="none" style:font-style-complex="italic" style:font-weight-complex="normal"/>
    </style:style>
    <style:style style:name="T38" style:family="text">
      <style:text-properties fo:color="#545454" style:font-name="Georgia" fo:font-size="12pt" fo:language="none" fo:country="none" fo:font-style="italic" fo:font-weight="normal" fo:background-color="transparent" style:font-name-asian="Georgia" style:font-size-asian="12pt" style:language-asian="none" style:country-asian="none" style:font-style-asian="italic" style:font-weight-asian="normal" style:font-name-complex="Georgia" style:font-size-complex="12pt" style:language-complex="none" style:country-complex="none" style:font-style-complex="italic" style:font-weight-complex="normal"/>
    </style:style>
    <style:style style:name="T39"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40"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41" style:family="text">
      <style:text-properties fo:color="#545454" style:font-name="Georgia" fo:font-size="10.5pt" fo:language="none" fo:country="none" fo:font-style="italic" fo:font-weight="bold"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42" style:family="text">
      <style:text-properties fo:color="#545454"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43"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44" style:family="text">
      <style:text-properties fo:language="none" fo:country="none" style:font-name-asian="Georgia" style:language-asian="none" style:country-asian="none" style:font-name-complex="Georgia" style:language-complex="none" style:country-complex="none"/>
    </style:style>
    <style:style style:name="T45"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46"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47" style:family="text">
      <style:text-properties fo:color="#80202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48" style:family="text">
      <style:text-properties fo:color="#09202f" style:font-name="system-ui" fo:font-size="12pt" fo:letter-spacing="normal"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49" style:family="text">
      <style:text-properties fo:color="#09202f" style:font-name="Georgia" fo:font-size="12pt" fo:letter-spacing="normal"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0" style:family="text">
      <style:text-properties fo:color="#09202f" style:font-name="Georgia" fo:font-size="10.5pt" fo:letter-spacing="normal"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1" style:family="text">
      <style:text-properties fo:color="#208020" style:font-name="Georgia" fo:font-size="12pt" fo:language="none" fo:country="none" style:text-underline-style="solid" style:text-underline-width="auto" style:text-underline-color="font-color"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52" style:family="text">
      <style:text-properties fo:color="#208020" style:font-name="Georgia" fo:font-size="12pt" fo:language="none" fo:country="none" style:text-underline-style="solid" style:text-underline-width="auto" style:text-underline-color="font-color" fo:font-weight="normal" fo:background-color="transparent" style:font-name-asian="Georgia" style:font-size-asian="12pt" style:language-asian="none" style:country-asian="none" style:font-weight-asian="normal" style:font-name-complex="Georgia" style:font-size-complex="12pt" style:language-complex="none"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hristmas...What's Next?</text:span> </text:p>
      <text:p text:style-name="P2"><text:span text:style-name="T1">Read:</text:span> </text:p>
      <text:p text:style-name="P2"><text:span text:style-name="T1">Text:</text:span> </text:p>
      <text:p text:style-name="P1"><text:span text:style-name="T1">Introduction:</text:span> </text:p>
      <text:p text:style-name="P1"/>
      <text:p text:style-name="P1"><text:span text:style-name="T1">Confirmation of His pedigree:</text:span> Luke 2:22-38</text:p>
      <text:p text:style-name="P1"/>
      <text:p text:style-name="P7"><text:span text:style-name="T6">Going to a safe place:</text:span><text:span text:style-name="T5"> Matthew 2:13-18; <text:s/></text:span><text:span text:style-name="T12">Hosea 11:1</text:span><text:span text:style-name="T30"> When Israel </text:span><text:span text:style-name="T42">was</text:span><text:span text:style-name="T30"> a child, then I loved him, and called my son out of Egypt. </text:span><text:span text:style-name="T12"><text:s/>Micah 5:2 But thou, Bethlehem Ephratah, </text:span><text:span text:style-name="T15">though</text:span><text:span text:style-name="T12"> thou be little among the thousands of Judah, </text:span><text:span text:style-name="T15">yet</text:span><text:span text:style-name="T12"> out of thee shall he come forth unto me </text:span><text:span text:style-name="T15">that is</text:span><text:span text:style-name="T12"> to be ruler in Israel; whose goings forth </text:span><text:span text:style-name="T15">have been</text:span><text:span text:style-name="T12"> from of old, from everlasting. <text:s/></text:span></text:p>
      <text:p text:style-name="P7"><text:span text:style-name="T30"/></text:p>
      <text:p text:style-name="P7"><text:span text:style-name="T29">Coming Back to Israel:</text:span><text:span text:style-name="T30"> He returns to Nazareth in Galilee. </text:span><text:span text:style-name="T12">Nazarene = </text:span><text:span text:style-name="T11">Matthew is obviously not quoting a prophecy directly, as there is no Old Testament passage with the wording he uses. Three major options exist for interpreting this verse. First, it may be that Matthew is associating the word </text:span><text:span text:style-name="Emphasis"><text:span text:style-name="T50">Nazarene</text:span></text:span><text:span text:style-name="T7"> </text:span><text:span text:style-name="T11">with the Hebrew word </text:span><text:span text:style-name="Emphasis"><text:span text:style-name="T50">netser</text:span></text:span><text:span text:style-name="T7"> </text:span><text:span text:style-name="T11">(“branch or sprout”). The “Branch” was a common term for the Messiah, such as in </text:span><text:a xlink:type="simple" xlink:href="https://biblia.com/bible/esv/Isa%2011.1" office:target-frame-name="_blank" xlink:show="new" text:style-name="Internet_20_link" text:visited-style-name="Visited_20_Internet_20_Link"><text:span text:style-name="T4">Isaiah 11:1</text:span></text:a><text:span text:style-name="T11">: “A shoot will come up from the stump of Jesse; from his roots a Branch will bear fruit.” Hebrew was written with only consonants, and </text:span><text:span text:style-name="Emphasis"><text:span text:style-name="T50">netser</text:span></text:span><text:span text:style-name="T7"> </text:span><text:span text:style-name="T11">would have appeared as </text:span><text:span text:style-name="Emphasis"><text:span text:style-name="T50">NZR</text:span></text:span><text:span text:style-name="T7">—</text:span><text:span text:style-name="T11">the same main consonants as </text:span><text:span text:style-name="Emphasis"><text:span text:style-name="T50">Nazareth</text:span></text:span><text:span text:style-name="T11">. In fact, in Aramaic, the common language of Jesus’ day, the word for “Nazareth” and the Hebrew word for “branch” sounded very much alike. Matthew’s point could be that Jesus was “sprouting up” from an obscure village in Galilee; Jesus was the Branch predicted by the prophets, and the name of the town He grew up in happens to sound just like the prophets’ word for “branch.”</text:span><text:span text:style-name="T12"> </text:span><text:span text:style-name="T18">Zec_6:12</text:span><text:span text:style-name="T13">  And speak unto him, saying, Thus speaketh the LORD of hosts, saying, Behold the man whose name </text:span><text:span text:style-name="T16">is</text:span><text:span text:style-name="T13"> The BRANCH; and he shall grow up out of his place, and he shall build the temple of the LORD:</text:span></text:p>
      <text:p text:style-name="P7"><text:span text:style-name="T12"/></text:p>
      <text:p text:style-name="P1"/>
      <text:p text:style-name="P1"/>
      <text:p text:style-name="P1"/>
      <text:p text:style-name="P1"/>
      <text:p text:style-name="P4"><text:span text:style-name="T35">Mat 2:13</text:span><text:span text:style-name="T44">  And when they were departed, behold, the angel of the Lord appeareth to Joseph in a dream, saying, Arise, and take the young child and his mother, and flee into Egypt, and be thou there until I bring thee word: for Herod will seek the young child to destroy him. </text:span></text:p>
      <text:p text:style-name="P3"><text:span text:style-name="T34">Mat 2:14</text:span><text:span text:style-name="T33">  When he arose, he took the young child and his mother by night, and departed into Egypt: </text:span></text:p>
      <text:p text:style-name="P3"><text:span text:style-name="T34">Mat 2:15</text:span><text:span text:style-name="T33">  And was there until the death of Herod: that it might be fulfilled which was spoken of the Lord by the prophet, saying, Out of Egypt have I called my son. </text:span></text:p>
      <text:p text:style-name="P3"><text:span text:style-name="T34">Mat 2:16</text:span><text:span text:style-name="T33">  Then Herod, when he saw that he was mocked of the wise men, was exceeding wroth, and sent forth, and slew all the children that were in Bethlehem, and in all the coasts thereof, from two years old and under, according to the time which he had diligently enquired of the wise men. </text:span></text:p>
      <text:p text:style-name="P3"><text:span text:style-name="T34">Mat 2:17</text:span><text:span text:style-name="T33">  Then was fulfilled that which was spoken by Jeremy the prophet, saying, </text:span></text:p>
      <text:p text:style-name="P3"><text:span text:style-name="T34">Mat 2:18</text:span><text:span text:style-name="T33">  In Rama was there a voice heard, lamentation, and weeping, and great mourning, Rachel weeping </text:span><text:span text:style-name="T39">for</text:span><text:span text:style-name="T33"> her children, and would not be comforted, because they are not. </text:span></text:p>
      <text:p text:style-name="P3"><text:span text:style-name="T34">Mat 2:19</text:span><text:span text:style-name="T33">  But when Herod was dead, behold, an angel of the Lord appeareth in a dream to Joseph in Egypt, </text:span></text:p>
      <text:p text:style-name="P3"><text:span text:style-name="T34">Mat 2:20</text:span><text:span text:style-name="T33">  Saying, Arise, and take the young child and his mother, and go into the land of Israel: for they are dead which sought the young child's life. </text:span></text:p>
      <text:p text:style-name="P3"><text:span text:style-name="T34">Mat 2:21</text:span><text:span text:style-name="T33">  And he arose, and took the young child and his mother, and came into the land of Israel. </text:span></text:p>
      <text:p text:style-name="P3"><text:span text:style-name="T34">Mat 2:22</text:span><text:span text:style-name="T33">  But when he heard that Archelaus did reign in Judaea in the room of his father Herod, he was afraid to go thither: notwithstanding, being warned of God in a dream, he turned aside into the parts of Galilee: </text:span></text:p>
      <text:p text:style-name="P3"><text:span text:style-name="T34">Mat 2:23</text:span><text:span text:style-name="T33">  And he came and dwelt in a city called Nazareth: that it might be fulfilled which was spoken by the prophets, He shall be called a Nazarene. </text:span></text:p>
      <text:p text:style-name="P1"/>
      <text:p text:style-name="P4"><text:span text:style-name="T35">Luk 2:22</text:span><text:span text:style-name="T44">  And when the days of her purification according to the law of Moses were accomplished, they brought him to Jerusalem, to present </text:span><text:span text:style-name="T43">him</text:span><text:span text:style-name="T44"> to the Lord; </text:span></text:p>
      <text:p text:style-name="P3"><text:span text:style-name="T34">Luk 2:23</text:span><text:span text:style-name="T33">  (As it is written in the law of the Lord, Every male that openeth the womb shall be called holy to the Lord;) </text:span></text:p>
      <text:p text:style-name="P3"><text:span text:style-name="T34">Luk 2:24</text:span><text:span text:style-name="T33">  And to offer a sacrifice according to that which is said in the law of the Lord, A pair of turtledoves, or two young pigeons. </text:span></text:p>
      <text:p text:style-name="P3"><text:span text:style-name="T34">Luk 2:25</text:span><text:span text:style-name="T33">  And, behold, there was a man in Jerusalem, whose name </text:span><text:span text:style-name="T39">was</text:span><text:span text:style-name="T33"> Simeon; and the same man </text:span><text:span text:style-name="T39">was</text:span><text:span text:style-name="T33"> just and devout, waiting for the consolation of Israel: and the Holy Ghost was upon him. </text:span></text:p>
      <text:p text:style-name="P3"><text:span text:style-name="T34">Luk 2:26</text:span><text:span text:style-name="T33">  And it was revealed unto him by the Holy Ghost, that he should not see death, before he had seen the Lord's Christ. </text:span></text:p>
      <text:p text:style-name="P3"><text:span text:style-name="T34">Luk 2:27</text:span><text:span text:style-name="T33">  And he came by the Spirit into the temple: and when the parents brought in the child Jesus, to do for him after the custom of the law, </text:span></text:p>
      <text:p text:style-name="P3"><text:span text:style-name="T34">Luk 2:28</text:span><text:span text:style-name="T33">  Then took he him up in his arms, and blessed God, and said, </text:span></text:p>
      <text:p text:style-name="P3"><text:span text:style-name="T34">Luk 2:29</text:span><text:span text:style-name="T33">  Lord, now lettest thou thy servant depart in peace, according to thy word: </text:span></text:p>
      <text:p text:style-name="P3"><text:soft-page-break/><text:span text:style-name="T34">Luk 2:30</text:span><text:span text:style-name="T33">  For mine eyes have seen thy salvation, </text:span></text:p>
      <text:p text:style-name="P3"><text:span text:style-name="T34">Luk 2:31</text:span><text:span text:style-name="T33">  Which thou hast prepared before the face of all people; </text:span></text:p>
      <text:p text:style-name="P3"><text:span text:style-name="T34">Luk 2:32</text:span><text:span text:style-name="T33">  A light to lighten the Gentiles, and the glory of thy people Israel. </text:span></text:p>
      <text:p text:style-name="P3"><text:span text:style-name="T34">Luk 2:33</text:span><text:span text:style-name="T33">  And Joseph and his mother marvelled at those things which were spoken of him. </text:span></text:p>
      <text:p text:style-name="P3"><text:span text:style-name="T34">Luk 2:34</text:span><text:span text:style-name="T33">  And Simeon blessed them, and said unto Mary his mother, Behold, this </text:span><text:span text:style-name="T39">child</text:span><text:span text:style-name="T33"> is set for the fall and rising again of many in Israel; and for a sign which shall be spoken against; </text:span></text:p>
      <text:p text:style-name="P3"><text:span text:style-name="T34">Luk 2:35</text:span><text:span text:style-name="T33">  (Yea, a sword shall pierce through thy own soul also,) that the thoughts of many hearts may be revealed. </text:span></text:p>
      <text:p text:style-name="P3"><text:span text:style-name="T34">Luk 2:36</text:span><text:span text:style-name="T33">  And there was one Anna, a prophetess, the daughter of Phanuel, of the tribe of Aser: she was of a great age, and had lived with an husband seven years from her virginity; </text:span></text:p>
      <text:p text:style-name="P3"><text:span text:style-name="T34">Luk 2:37</text:span><text:span text:style-name="T33">  And she </text:span><text:span text:style-name="T39">was</text:span><text:span text:style-name="T33"> a widow of about fourscore and four years, which departed not from the temple, but served </text:span><text:span text:style-name="T39">God</text:span><text:span text:style-name="T33"> with fastings and prayers night and day. </text:span></text:p>
      <text:p text:style-name="P3"><text:span text:style-name="T34">Luk 2:38</text:span><text:span text:style-name="T33">  And she coming in that instant gave thanks likewise unto the Lord, and spake of him to all them that looked for redemption in Jerusalem.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stem-ui" svg:font-family="system-ui, apple-system, BlinkMacSystemFont, 'Segoe UI', Roboto, Helvetica, Arial, sans-serif, 'Apple Color Emoji', 'Segoe UI Emoji', 'Segoe UI 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2</meta:editing-cycles>
    <meta:creation-date>2014-03-28T17:34:00</meta:creation-date>
    <dc:date>2021-12-22T17:44:45.47</dc:date>
    <meta:editing-duration>PT20H17M16S</meta:editing-duration>
    <meta:generator>OpenOffice/4.1.3$Win32 OpenOffice.org_project/413m1$Build-9783</meta:generator>
    <meta:printed-by>j </meta:printed-by>
    <meta:print-date>2020-06-28T08:33:33.47</meta:print-date>
    <meta:document-statistic meta:table-count="0" meta:image-count="0" meta:object-count="0" meta:page-count="2" meta:paragraph-count="35" meta:word-count="1035" meta:character-count="55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